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djusted +0.03</text:p>
          </table:table-cell>
          <table:table-cell table:number-columns-repeated="10"/>
          <table:table-cell office:value-type="string" calcext:value-type="string">
            <text:p>error in cm</text:p>
          </table:table-cell>
          <table:table-cell table:number-columns-repeated="3"/>
          <table:table-cell office:value-type="string" calcext:value-type="string">
            <text:p>planar error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244134904796854" calcext:value-type="float">
            <text:p>0.244134904796854</text:p>
          </table:table-cell>
          <table:table-cell office:value-type="float" office:value="0.845157466732527" calcext:value-type="float">
            <text:p>0.845157466732527</text:p>
          </table:table-cell>
          <table:table-cell office:value-type="float" office:value="0.086795871730703" calcext:value-type="float">
            <text:p>0.086795871730703</text:p>
          </table:table-cell>
          <table:table-cell/>
          <table:table-cell office:value-type="float" office:value="0.2115" calcext:value-type="float">
            <text:p>0.2115</text:p>
          </table:table-cell>
          <table:table-cell office:value-type="float" office:value="0.872751" calcext:value-type="float">
            <text:p>0.872751</text:p>
          </table:table-cell>
          <table:table-cell office:value-type="float" office:value="0.08049" calcext:value-type="float">
            <text:p>0.08049</text:p>
          </table:table-cell>
          <table:table-cell/>
          <table:table-cell table:formula="of:=ABS([.B3]-[.F3])" office:value-type="float" office:value="0.032634904796854" calcext:value-type="float">
            <text:p>0.032634904796854</text:p>
          </table:table-cell>
          <table:table-cell table:formula="of:=ABS([.C3]-[.G3])" office:value-type="float" office:value="0.0275935332674728" calcext:value-type="float">
            <text:p>0.027593533267473</text:p>
          </table:table-cell>
          <table:table-cell table:formula="of:=ABS([.D3]-[.H3])" office:value-type="float" office:value="0.006305871730703" calcext:value-type="float">
            <text:p>0.006305871730703</text:p>
          </table:table-cell>
          <table:table-cell/>
          <table:table-cell table:formula="of:=[.J3]*100" office:value-type="float" office:value="3.2634904796854" calcext:value-type="float">
            <text:p>3.2634904796854</text:p>
          </table:table-cell>
          <table:table-cell table:formula="of:=[.K3]*100" office:value-type="float" office:value="2.75935332674728" calcext:value-type="float">
            <text:p>2.75935332674728</text:p>
          </table:table-cell>
          <table:table-cell table:formula="of:=[.L3]*100" office:value-type="float" office:value="0.6305871730703" calcext:value-type="float">
            <text:p>0.6305871730703</text:p>
          </table:table-cell>
          <table:table-cell/>
          <table:table-cell table:formula="of:=SQRT([.N3]*[.N3]+[.O3]*[.O3])" office:value-type="float" office:value="4.27368703730497" calcext:value-type="float">
            <text:p>4.27368703730497</text:p>
          </table:table-cell>
          <table:table-cell/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0.19141361938293" calcext:value-type="float">
            <text:p>0.19141361938293</text:p>
          </table:table-cell>
          <table:table-cell office:value-type="float" office:value="-1.02479149486777" calcext:value-type="float">
            <text:p>-1.02479149486777</text:p>
          </table:table-cell>
          <table:table-cell office:value-type="float" office:value="0.089292462076678" calcext:value-type="float">
            <text:p>0.089292462076678</text:p>
          </table:table-cell>
          <table:table-cell/>
          <table:table-cell office:value-type="float" office:value="0.182269" calcext:value-type="float">
            <text:p>0.182269</text:p>
          </table:table-cell>
          <table:table-cell office:value-type="float" office:value="-1.009063" calcext:value-type="float">
            <text:p>-1.009063</text:p>
          </table:table-cell>
          <table:table-cell office:value-type="float" office:value="0.072998" calcext:value-type="float">
            <text:p>0.072998</text:p>
          </table:table-cell>
          <table:table-cell/>
          <table:table-cell table:formula="of:=ABS([.B4]-[.F4])" office:value-type="float" office:value="0.00914461938293001" calcext:value-type="float">
            <text:p>0.00914461938293</text:p>
          </table:table-cell>
          <table:table-cell table:formula="of:=ABS([.C4]-[.G4])" office:value-type="float" office:value="0.0157284948677701" calcext:value-type="float">
            <text:p>0.01572849486777</text:p>
          </table:table-cell>
          <table:table-cell table:formula="of:=ABS([.D4]-[.H4])" office:value-type="float" office:value="0.016294462076678" calcext:value-type="float">
            <text:p>0.016294462076678</text:p>
          </table:table-cell>
          <table:table-cell/>
          <table:table-cell table:formula="of:=[.J4]*100" office:value-type="float" office:value="0.914461938293001" calcext:value-type="float">
            <text:p>0.914461938293001</text:p>
          </table:table-cell>
          <table:table-cell table:formula="of:=[.K4]*100" office:value-type="float" office:value="1.57284948677701" calcext:value-type="float">
            <text:p>1.57284948677701</text:p>
          </table:table-cell>
          <table:table-cell table:formula="of:=[.L4]*100" office:value-type="float" office:value="1.6294462076678" calcext:value-type="float">
            <text:p>1.6294462076678</text:p>
          </table:table-cell>
          <table:table-cell/>
          <table:table-cell table:formula="of:=SQRT([.N4]*[.N4]+[.O4]*[.O4])" office:value-type="float" office:value="1.81936696261125" calcext:value-type="float">
            <text:p>1.81936696261125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220581214581537" calcext:value-type="float">
            <text:p>0.220581214581537</text:p>
          </table:table-cell>
          <table:table-cell office:value-type="float" office:value="0.842907938750389" calcext:value-type="float">
            <text:p>0.842907938750389</text:p>
          </table:table-cell>
          <table:table-cell office:value-type="float" office:value="0.08603961956356" calcext:value-type="float">
            <text:p>0.08603961956356</text:p>
          </table:table-cell>
          <table:table-cell/>
          <table:table-cell office:value-type="float" office:value="0.201947" calcext:value-type="float">
            <text:p>0.201947</text:p>
          </table:table-cell>
          <table:table-cell office:value-type="float" office:value="0.872377" calcext:value-type="float">
            <text:p>0.872377</text:p>
          </table:table-cell>
          <table:table-cell office:value-type="float" office:value="0.081028" calcext:value-type="float">
            <text:p>0.081028</text:p>
          </table:table-cell>
          <table:table-cell/>
          <table:table-cell table:formula="of:=ABS([.B5]-[.F5])" office:value-type="float" office:value="0.018634214581537" calcext:value-type="float">
            <text:p>0.018634214581537</text:p>
          </table:table-cell>
          <table:table-cell table:formula="of:=ABS([.C5]-[.G5])" office:value-type="float" office:value="0.0294690612496109" calcext:value-type="float">
            <text:p>0.029469061249611</text:p>
          </table:table-cell>
          <table:table-cell table:formula="of:=ABS([.D5]-[.H5])" office:value-type="float" office:value="0.00501161956356" calcext:value-type="float">
            <text:p>0.00501161956356</text:p>
          </table:table-cell>
          <table:table-cell/>
          <table:table-cell table:formula="of:=[.J5]*100" office:value-type="float" office:value="1.8634214581537" calcext:value-type="float">
            <text:p>1.8634214581537</text:p>
          </table:table-cell>
          <table:table-cell table:formula="of:=[.K5]*100" office:value-type="float" office:value="2.94690612496109" calcext:value-type="float">
            <text:p>2.94690612496109</text:p>
          </table:table-cell>
          <table:table-cell table:formula="of:=[.L5]*100" office:value-type="float" office:value="0.501161956356" calcext:value-type="float">
            <text:p>0.501161956356</text:p>
          </table:table-cell>
          <table:table-cell/>
          <table:table-cell table:formula="of:=SQRT([.N5]*[.N5]+[.O5]*[.O5])" office:value-type="float" office:value="3.48663092971437" calcext:value-type="float">
            <text:p>3.48663092971437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186523166494042" calcext:value-type="float">
            <text:p>0.186523166494042</text:p>
          </table:table-cell>
          <table:table-cell office:value-type="float" office:value="-1.02393028797138" calcext:value-type="float">
            <text:p>-1.02393028797138</text:p>
          </table:table-cell>
          <table:table-cell office:value-type="float" office:value="0.08872088713749" calcext:value-type="float">
            <text:p>0.08872088713749</text:p>
          </table:table-cell>
          <table:table-cell/>
          <table:table-cell office:value-type="float" office:value="0.180666" calcext:value-type="float">
            <text:p>0.180666</text:p>
          </table:table-cell>
          <table:table-cell office:value-type="float" office:value="-1.008805" calcext:value-type="float">
            <text:p>-1.008805</text:p>
          </table:table-cell>
          <table:table-cell office:value-type="float" office:value="0.074268" calcext:value-type="float">
            <text:p>0.074268</text:p>
          </table:table-cell>
          <table:table-cell/>
          <table:table-cell table:formula="of:=ABS([.B6]-[.F6])" office:value-type="float" office:value="0.00585716649404203" calcext:value-type="float">
            <text:p>0.005857166494042</text:p>
          </table:table-cell>
          <table:table-cell table:formula="of:=ABS([.C6]-[.G6])" office:value-type="float" office:value="0.0151252879713801" calcext:value-type="float">
            <text:p>0.01512528797138</text:p>
          </table:table-cell>
          <table:table-cell table:formula="of:=ABS([.D6]-[.H6])" office:value-type="float" office:value="0.01445288713749" calcext:value-type="float">
            <text:p>0.01445288713749</text:p>
          </table:table-cell>
          <table:table-cell/>
          <table:table-cell table:formula="of:=[.J6]*100" office:value-type="float" office:value="0.585716649404203" calcext:value-type="float">
            <text:p>0.585716649404203</text:p>
          </table:table-cell>
          <table:table-cell table:formula="of:=[.K6]*100" office:value-type="float" office:value="1.51252879713801" calcext:value-type="float">
            <text:p>1.51252879713801</text:p>
          </table:table-cell>
          <table:table-cell table:formula="of:=[.L6]*100" office:value-type="float" office:value="1.445288713749" calcext:value-type="float">
            <text:p>1.445288713749</text:p>
          </table:table-cell>
          <table:table-cell/>
          <table:table-cell table:formula="of:=SQRT([.N6]*[.N6]+[.O6]*[.O6])" office:value-type="float" office:value="1.62197637330543" calcext:value-type="float">
            <text:p>1.6219763733054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.223183024133547" calcext:value-type="float">
            <text:p>0.223183024133547</text:p>
          </table:table-cell>
          <table:table-cell office:value-type="float" office:value="0.866075723194175" calcext:value-type="float">
            <text:p>0.866075723194175</text:p>
          </table:table-cell>
          <table:table-cell office:value-type="float" office:value="0.09375680622328" calcext:value-type="float">
            <text:p>0.09375680622328</text:p>
          </table:table-cell>
          <table:table-cell/>
          <table:table-cell office:value-type="float" office:value="0.201947" calcext:value-type="float">
            <text:p>0.201947</text:p>
          </table:table-cell>
          <table:table-cell office:value-type="float" office:value="0.872377" calcext:value-type="float">
            <text:p>0.872377</text:p>
          </table:table-cell>
          <table:table-cell office:value-type="float" office:value="0.081028" calcext:value-type="float">
            <text:p>0.081028</text:p>
          </table:table-cell>
          <table:table-cell/>
          <table:table-cell table:formula="of:=ABS([.B7]-[.F7])" office:value-type="float" office:value="0.021236024133547" calcext:value-type="float">
            <text:p>0.021236024133547</text:p>
          </table:table-cell>
          <table:table-cell table:formula="of:=ABS([.C7]-[.G7])" office:value-type="float" office:value="0.00630127680582493" calcext:value-type="float">
            <text:p>0.006301276805825</text:p>
          </table:table-cell>
          <table:table-cell table:formula="of:=ABS([.D7]-[.H7])" office:value-type="float" office:value="0.01272880622328" calcext:value-type="float">
            <text:p>0.01272880622328</text:p>
          </table:table-cell>
          <table:table-cell/>
          <table:table-cell table:formula="of:=[.J7]*100" office:value-type="float" office:value="2.1236024133547" calcext:value-type="float">
            <text:p>2.1236024133547</text:p>
          </table:table-cell>
          <table:table-cell table:formula="of:=[.K7]*100" office:value-type="float" office:value="0.630127680582493" calcext:value-type="float">
            <text:p>0.630127680582493</text:p>
          </table:table-cell>
          <table:table-cell table:formula="of:=[.L7]*100" office:value-type="float" office:value="1.272880622328" calcext:value-type="float">
            <text:p>1.272880622328</text:p>
          </table:table-cell>
          <table:table-cell/>
          <table:table-cell table:formula="of:=SQRT([.N7]*[.N7]+[.O7]*[.O7])" office:value-type="float" office:value="2.2151180789841" calcext:value-type="float">
            <text:p>2.2151180789841</text:p>
          </table:table-cell>
          <table:table-cell/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0.166517331876596" calcext:value-type="float">
            <text:p>0.166517331876596</text:p>
          </table:table-cell>
          <table:table-cell office:value-type="float" office:value="-1.03907386833198" calcext:value-type="float">
            <text:p>-1.03907386833198</text:p>
          </table:table-cell>
          <table:table-cell office:value-type="float" office:value="0.098564845668367" calcext:value-type="float">
            <text:p>0.098564845668367</text:p>
          </table:table-cell>
          <table:table-cell/>
          <table:table-cell office:value-type="float" office:value="0.180666" calcext:value-type="float">
            <text:p>0.180666</text:p>
          </table:table-cell>
          <table:table-cell office:value-type="float" office:value="-1.008805" calcext:value-type="float">
            <text:p>-1.008805</text:p>
          </table:table-cell>
          <table:table-cell office:value-type="float" office:value="0.074268" calcext:value-type="float">
            <text:p>0.074268</text:p>
          </table:table-cell>
          <table:table-cell/>
          <table:table-cell table:formula="of:=ABS([.B8]-[.F8])" office:value-type="float" office:value="0.014148668123404" calcext:value-type="float">
            <text:p>0.014148668123404</text:p>
          </table:table-cell>
          <table:table-cell table:formula="of:=ABS([.C8]-[.G8])" office:value-type="float" office:value="0.0302688683319801" calcext:value-type="float">
            <text:p>0.03026886833198</text:p>
          </table:table-cell>
          <table:table-cell table:formula="of:=ABS([.D8]-[.H8])" office:value-type="float" office:value="0.024296845668367" calcext:value-type="float">
            <text:p>0.024296845668367</text:p>
          </table:table-cell>
          <table:table-cell/>
          <table:table-cell table:formula="of:=[.J8]*100" office:value-type="float" office:value="1.4148668123404" calcext:value-type="float">
            <text:p>1.4148668123404</text:p>
          </table:table-cell>
          <table:table-cell table:formula="of:=[.K8]*100" office:value-type="float" office:value="3.02688683319801" calcext:value-type="float">
            <text:p>3.02688683319801</text:p>
          </table:table-cell>
          <table:table-cell table:formula="of:=[.L8]*100" office:value-type="float" office:value="2.4296845668367" calcext:value-type="float">
            <text:p>2.4296845668367</text:p>
          </table:table-cell>
          <table:table-cell/>
          <table:table-cell table:formula="of:=SQRT([.N8]*[.N8]+[.O8]*[.O8])" office:value-type="float" office:value="3.34124108643027" calcext:value-type="float">
            <text:p>3.34124108643027</text:p>
          </table:table-cell>
          <table:table-cell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0.228097890359456" calcext:value-type="float">
            <text:p>0.228097890359456</text:p>
          </table:table-cell>
          <table:table-cell office:value-type="float" office:value="0.838729154309592" calcext:value-type="float">
            <text:p>0.838729154309592</text:p>
          </table:table-cell>
          <table:table-cell office:value-type="float" office:value="0.088314696840751" calcext:value-type="float">
            <text:p>0.088314696840751</text:p>
          </table:table-cell>
          <table:table-cell/>
          <table:table-cell office:value-type="float" office:value="0.201947" calcext:value-type="float">
            <text:p>0.201947</text:p>
          </table:table-cell>
          <table:table-cell office:value-type="float" office:value="0.872377" calcext:value-type="float">
            <text:p>0.872377</text:p>
          </table:table-cell>
          <table:table-cell office:value-type="float" office:value="0.081028" calcext:value-type="float">
            <text:p>0.081028</text:p>
          </table:table-cell>
          <table:table-cell/>
          <table:table-cell table:formula="of:=ABS([.B9]-[.F9])" office:value-type="float" office:value="0.026150890359456" calcext:value-type="float">
            <text:p>0.026150890359456</text:p>
          </table:table-cell>
          <table:table-cell table:formula="of:=ABS([.C9]-[.G9])" office:value-type="float" office:value="0.0336478456904079" calcext:value-type="float">
            <text:p>0.033647845690408</text:p>
          </table:table-cell>
          <table:table-cell table:formula="of:=ABS([.D9]-[.H9])" office:value-type="float" office:value="0.00728669684075101" calcext:value-type="float">
            <text:p>0.007286696840751</text:p>
          </table:table-cell>
          <table:table-cell/>
          <table:table-cell table:formula="of:=[.J9]*100" office:value-type="float" office:value="2.6150890359456" calcext:value-type="float">
            <text:p>2.6150890359456</text:p>
          </table:table-cell>
          <table:table-cell table:formula="of:=[.K9]*100" office:value-type="float" office:value="3.36478456904079" calcext:value-type="float">
            <text:p>3.36478456904079</text:p>
          </table:table-cell>
          <table:table-cell table:formula="of:=[.L9]*100" office:value-type="float" office:value="0.728669684075101" calcext:value-type="float">
            <text:p>0.728669684075101</text:p>
          </table:table-cell>
          <table:table-cell/>
          <table:table-cell table:formula="of:=SQRT([.N9]*[.N9]+[.O9]*[.O9])" office:value-type="float" office:value="4.26150981014686" calcext:value-type="float">
            <text:p>4.26150981014686</text:p>
          </table:table-cell>
          <table:table-cell/>
        </table:table-row>
        <table:table-row table:style-name="ro1">
          <table:table-cell office:value-type="string" calcext:value-type="string">
            <text:p>o4</text:p>
          </table:table-cell>
          <table:table-cell office:value-type="float" office:value="0.192228888319741" calcext:value-type="float">
            <text:p>0.192228888319741</text:p>
          </table:table-cell>
          <table:table-cell office:value-type="float" office:value="-1.06054747429345" calcext:value-type="float">
            <text:p>-1.06054747429345</text:p>
          </table:table-cell>
          <table:table-cell office:value-type="float" office:value="0.085502435733285" calcext:value-type="float">
            <text:p>0.085502435733285</text:p>
          </table:table-cell>
          <table:table-cell/>
          <table:table-cell office:value-type="float" office:value="0.180666" calcext:value-type="float">
            <text:p>0.180666</text:p>
          </table:table-cell>
          <table:table-cell office:value-type="float" office:value="-1.008805" calcext:value-type="float">
            <text:p>-1.008805</text:p>
          </table:table-cell>
          <table:table-cell office:value-type="float" office:value="0.074268" calcext:value-type="float">
            <text:p>0.074268</text:p>
          </table:table-cell>
          <table:table-cell/>
          <table:table-cell table:formula="of:=ABS([.B10]-[.F10])" office:value-type="float" office:value="0.011562888319741" calcext:value-type="float">
            <text:p>0.011562888319741</text:p>
          </table:table-cell>
          <table:table-cell table:formula="of:=ABS([.C10]-[.G10])" office:value-type="float" office:value="0.05174247429345" calcext:value-type="float">
            <text:p>0.05174247429345</text:p>
          </table:table-cell>
          <table:table-cell table:formula="of:=ABS([.D10]-[.H10])" office:value-type="float" office:value="0.011234435733285" calcext:value-type="float">
            <text:p>0.011234435733285</text:p>
          </table:table-cell>
          <table:table-cell/>
          <table:table-cell table:formula="of:=[.J10]*100" office:value-type="float" office:value="1.1562888319741" calcext:value-type="float">
            <text:p>1.1562888319741</text:p>
          </table:table-cell>
          <table:table-cell table:formula="of:=[.K10]*100" office:value-type="float" office:value="5.174247429345" calcext:value-type="float">
            <text:p>5.174247429345</text:p>
          </table:table-cell>
          <table:table-cell table:formula="of:=[.L10]*100" office:value-type="float" office:value="1.1234435733285" calcext:value-type="float">
            <text:p>1.1234435733285</text:p>
          </table:table-cell>
          <table:table-cell/>
          <table:table-cell table:formula="of:=SQRT([.N10]*[.N10]+[.O10]*[.O10])" office:value-type="float" office:value="5.30187139819813" calcext:value-type="float">
            <text:p>5.3018713981981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0.2179998578782" calcext:value-type="float">
            <text:p>0.2179998578782</text:p>
          </table:table-cell>
          <table:table-cell office:value-type="float" office:value="0.846915016372383" calcext:value-type="float">
            <text:p>0.846915016372383</text:p>
          </table:table-cell>
          <table:table-cell office:value-type="float" office:value="0.1015430365749" calcext:value-type="float">
            <text:p>0.1015430365749</text:p>
          </table:table-cell>
          <table:table-cell/>
          <table:table-cell office:value-type="float" office:value="0.201947" calcext:value-type="float">
            <text:p>0.201947</text:p>
          </table:table-cell>
          <table:table-cell office:value-type="float" office:value="0.872377" calcext:value-type="float">
            <text:p>0.872377</text:p>
          </table:table-cell>
          <table:table-cell office:value-type="float" office:value="0.081028" calcext:value-type="float">
            <text:p>0.081028</text:p>
          </table:table-cell>
          <table:table-cell/>
          <table:table-cell table:formula="of:=ABS([.B11]-[.F11])" office:value-type="float" office:value="0.0160528578782" calcext:value-type="float">
            <text:p>0.0160528578782</text:p>
          </table:table-cell>
          <table:table-cell table:formula="of:=ABS([.C11]-[.G11])" office:value-type="float" office:value="0.0254619836276169" calcext:value-type="float">
            <text:p>0.025461983627617</text:p>
          </table:table-cell>
          <table:table-cell table:formula="of:=ABS([.D11]-[.H11])" office:value-type="float" office:value="0.0205150365749" calcext:value-type="float">
            <text:p>0.0205150365749</text:p>
          </table:table-cell>
          <table:table-cell/>
          <table:table-cell table:formula="of:=[.J11]*100" office:value-type="float" office:value="1.60528578782" calcext:value-type="float">
            <text:p>1.60528578782</text:p>
          </table:table-cell>
          <table:table-cell table:formula="of:=[.K11]*100" office:value-type="float" office:value="2.54619836276169" calcext:value-type="float">
            <text:p>2.54619836276169</text:p>
          </table:table-cell>
          <table:table-cell table:formula="of:=[.L11]*100" office:value-type="float" office:value="2.05150365749" calcext:value-type="float">
            <text:p>2.05150365749</text:p>
          </table:table-cell>
          <table:table-cell/>
          <table:table-cell table:formula="of:=SQRT([.N11]*[.N11]+[.O11]*[.O11])" office:value-type="float" office:value="3.00999477792025" calcext:value-type="float">
            <text:p>3.00999477792025</text:p>
          </table:table-cell>
          <table:table-cell/>
        </table:table-row>
        <table:table-row table:style-name="ro1">
          <table:table-cell office:value-type="string" calcext:value-type="string">
            <text:p>o5</text:p>
          </table:table-cell>
          <table:table-cell office:value-type="float" office:value="0.20882981282525" calcext:value-type="float">
            <text:p>0.20882981282525</text:p>
          </table:table-cell>
          <table:table-cell office:value-type="float" office:value="-1.00368783418518" calcext:value-type="float">
            <text:p>-1.00368783418518</text:p>
          </table:table-cell>
          <table:table-cell office:value-type="float" office:value="0.080058226872816" calcext:value-type="float">
            <text:p>0.080058226872816</text:p>
          </table:table-cell>
          <table:table-cell/>
          <table:table-cell office:value-type="float" office:value="0.180666" calcext:value-type="float">
            <text:p>0.180666</text:p>
          </table:table-cell>
          <table:table-cell office:value-type="float" office:value="-1.008805" calcext:value-type="float">
            <text:p>-1.008805</text:p>
          </table:table-cell>
          <table:table-cell office:value-type="float" office:value="0.074268" calcext:value-type="float">
            <text:p>0.074268</text:p>
          </table:table-cell>
          <table:table-cell/>
          <table:table-cell table:formula="of:=ABS([.B12]-[.F12])" office:value-type="float" office:value="0.02816381282525" calcext:value-type="float">
            <text:p>0.02816381282525</text:p>
          </table:table-cell>
          <table:table-cell table:formula="of:=ABS([.C12]-[.G12])" office:value-type="float" office:value="0.00511716581481991" calcext:value-type="float">
            <text:p>0.00511716581482</text:p>
          </table:table-cell>
          <table:table-cell table:formula="of:=ABS([.D12]-[.H12])" office:value-type="float" office:value="0.00579022687281601" calcext:value-type="float">
            <text:p>0.005790226872816</text:p>
          </table:table-cell>
          <table:table-cell/>
          <table:table-cell table:formula="of:=[.J12]*100" office:value-type="float" office:value="2.816381282525" calcext:value-type="float">
            <text:p>2.816381282525</text:p>
          </table:table-cell>
          <table:table-cell table:formula="of:=[.K12]*100" office:value-type="float" office:value="0.511716581481991" calcext:value-type="float">
            <text:p>0.511716581481991</text:p>
          </table:table-cell>
          <table:table-cell table:formula="of:=[.L12]*100" office:value-type="float" office:value="0.579022687281601" calcext:value-type="float">
            <text:p>0.579022687281601</text:p>
          </table:table-cell>
          <table:table-cell/>
          <table:table-cell table:formula="of:=SQRT([.N12]*[.N12]+[.O12]*[.O12])" office:value-type="float" office:value="2.86249146519615" calcext:value-type="float">
            <text:p>2.8624914651961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formula="of:=AVERAGE([.N3:.N12])" office:value-type="float" office:value="1.83586046894961" calcext:value-type="float">
            <text:p>1.83586046894961</text:p>
          </table:table-cell>
          <table:table-cell table:formula="of:=AVERAGE([.O3:.O12])" office:value-type="float" office:value="2.40455991920334" calcext:value-type="float">
            <text:p>2.40455991920334</text:p>
          </table:table-cell>
          <table:table-cell table:formula="of:=AVERAGE([.P3:.P12])" office:value-type="float" office:value="1.2391688842183" calcext:value-type="float">
            <text:p>1.2391688842183</text:p>
          </table:table-cell>
          <table:table-cell/>
          <table:table-cell table:formula="of:=AVERAGE([.R3:.R12])" office:value-type="float" office:value="3.21938879198118" calcext:value-type="float">
            <text:p>3.21938879198118</text:p>
          </table:table-cell>
          <table:table-cell office:value-type="string" calcext:value-type="string">
            <text:p>avg planar error</text:p>
          </table:table-cell>
        </table:table-row>
        <table:table-row table:style-name="ro1">
          <table:table-cell table:number-columns-repeated="17"/>
          <table:table-cell table:formula="of:=STDEV([.R3:.R12])" office:value-type="float" office:value="1.16962149298446" calcext:value-type="float">
            <text:p>1.16962149298446</text:p>
          </table:table-cell>
          <table:table-cell office:value-type="string" calcext:value-type="string">
            <text:p>standard devi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6T11:55:26.374512389</meta:creation-date>
    <dc:date>2024-01-16T15:03:18.286592545</dc:date>
    <meta:editing-duration>PT2H57M38S</meta:editing-duration>
    <meta:editing-cycles>7</meta:editing-cycles>
    <meta:generator>LibreOffice/6.4.7.2$Linux_X86_64 LibreOffice_project/40$Build-2</meta:generator>
    <meta:document-statistic meta:table-count="1" meta:cell-count="152" meta:object-count="0"/>
  </office:meta>
</office:document-meta>
</file>